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70000019985CB980A746F3A3A.png" manifest:media-type="image/png"/>
  <manifest:file-entry manifest:full-path="Pictures/10000201000002B7000000E55572E77460343360.png" manifest:media-type="image/png"/>
  <manifest:file-entry manifest:full-path="Pictures/10000201000002CB0000012122379BF172304B02.png" manifest:media-type="image/png"/>
  <manifest:file-entry manifest:full-path="Pictures/10000201000002B9000001DA3B8B13A234741F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792cm" svg:y="-1.508cm" svg:width="14.275cm" svg:height="5.77cm" draw:z-index="0"><draw:image xlink:href="Pictures/10000201000002CB0000012122379BF172304B02.png" xlink:type="simple" xlink:show="embed" xlink:actuate="onLoad" loext:mime-type="image/png"/></draw:frame><draw:frame draw:style-name="fr1" draw:name="Image3" text:anchor-type="paragraph" svg:x="1.857cm" svg:y="12.278cm" svg:width="13.748cm" svg:height="9.35cm" draw:z-index="2"><draw:image xlink:href="Pictures/10000201000002B9000001DA3B8B13A234741F2E.png" xlink:type="simple" xlink:show="embed" xlink:actuate="onLoad" loext:mime-type="image/png"/></draw:frame><draw:frame draw:style-name="fr1" draw:name="Image4" text:anchor-type="paragraph" svg:x="1.912cm" svg:y="21.627cm" svg:width="13.693cm" svg:height="4.512cm" draw:z-index="3"><draw:image xlink:href="Pictures/10000201000002B7000000E55572E77460343360.png" xlink:type="simple" xlink:show="embed" xlink:actuate="onLoad" loext:mime-type="image/png"/></draw:frame><draw:frame draw:style-name="fr1" draw:name="Image2" text:anchor-type="paragraph" svg:x="1.857cm" svg:y="4.352cm" svg:width="13.783cm" svg:height="7.929cm" draw:z-index="1"><draw:image xlink:href="Pictures/10000201000002C70000019985CB980A746F3A3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2:12:09.738824404</meta:creation-date>
    <dc:date>2021-02-18T12:16:27.976943058</dc:date>
    <meta:editing-duration>PT4M18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